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82f9" officeooo:paragraph-rsid="000b82f9"/>
    </style:style>
    <style:style style:name="P2" style:family="paragraph" style:parent-style-name="Standard">
      <style:text-properties officeooo:rsid="000b82f9" officeooo:paragraph-rsid="000ce90d"/>
    </style:style>
    <style:style style:name="P3" style:family="paragraph" style:parent-style-name="Standard">
      <style:text-properties officeooo:rsid="000b82f9" officeooo:paragraph-rsid="001084fa"/>
    </style:style>
    <style:style style:name="P4" style:family="paragraph" style:parent-style-name="Standard">
      <style:text-properties officeooo:rsid="000b82f9" officeooo:paragraph-rsid="00112f09"/>
    </style:style>
    <style:style style:name="P5" style:family="paragraph" style:parent-style-name="Standard">
      <style:text-properties officeooo:rsid="000ce90d" officeooo:paragraph-rsid="000ce90d"/>
    </style:style>
    <style:style style:name="P6" style:family="paragraph" style:parent-style-name="Standard">
      <style:text-properties officeooo:rsid="000ce90d" officeooo:paragraph-rsid="001084fa"/>
    </style:style>
    <style:style style:name="P7" style:family="paragraph" style:parent-style-name="Standard">
      <style:text-properties officeooo:rsid="000ce90d" officeooo:paragraph-rsid="00112f09"/>
    </style:style>
    <style:style style:name="P8" style:family="paragraph" style:parent-style-name="Standard">
      <style:text-properties fo:font-weight="bold" officeooo:rsid="000ce90d" officeooo:paragraph-rsid="000ce90d" style:font-weight-asian="bold" style:font-weight-complex="bold"/>
    </style:style>
    <style:style style:name="P9" style:family="paragraph" style:parent-style-name="Standard">
      <style:text-properties fo:font-weight="bold" officeooo:rsid="000b82f9" officeooo:paragraph-rsid="000b82f9" style:font-weight-asian="bold" style:font-weight-complex="bold"/>
    </style:style>
    <style:style style:name="P10" style:family="paragraph" style:parent-style-name="Standard">
      <style:text-properties fo:font-weight="bold" officeooo:rsid="001084fa" officeooo:paragraph-rsid="001084fa" style:font-weight-asian="bold" style:font-weight-complex="bold"/>
    </style:style>
    <style:style style:name="P11" style:family="paragraph" style:parent-style-name="Standard">
      <style:text-properties fo:font-weight="bold" officeooo:rsid="001084fa" officeooo:paragraph-rsid="00112f09" style:font-weight-asian="bold" style:font-weight-complex="bold"/>
    </style:style>
    <style:style style:name="P12" style:family="paragraph" style:parent-style-name="Standard">
      <style:text-properties officeooo:rsid="00114bc2" officeooo:paragraph-rsid="00114bc2"/>
    </style:style>
    <style:style style:name="P13" style:family="paragraph" style:parent-style-name="Standard">
      <style:text-properties officeooo:rsid="001185a3" officeooo:paragraph-rsid="001185a3"/>
    </style:style>
    <style:style style:name="P14" style:family="paragraph" style:parent-style-name="Standard">
      <style:text-properties officeooo:rsid="001185a3" officeooo:paragraph-rsid="0011dde3"/>
    </style:style>
    <style:style style:name="P15" style:family="paragraph" style:parent-style-name="Standard">
      <style:text-properties officeooo:rsid="00193b4a" officeooo:paragraph-rsid="00193b4a"/>
    </style:style>
    <style:style style:name="P16" style:family="paragraph" style:parent-style-name="Standard">
      <style:text-properties officeooo:rsid="001b205a" officeooo:paragraph-rsid="001b205a"/>
    </style:style>
    <style:style style:name="T1" style:family="text">
      <style:text-properties officeooo:rsid="000b82f9"/>
    </style:style>
    <style:style style:name="T2" style:family="text">
      <style:text-properties officeooo:rsid="000ce90d"/>
    </style:style>
    <style:style style:name="T3" style:family="text">
      <style:text-properties officeooo:rsid="000e7475"/>
    </style:style>
    <style:style style:name="T4" style:family="text">
      <style:text-properties officeooo:rsid="000f53a7"/>
    </style:style>
    <style:style style:name="T5" style:family="text">
      <style:text-properties officeooo:rsid="000f5e9e"/>
    </style:style>
    <style:style style:name="T6" style:family="text">
      <style:text-properties officeooo:rsid="000f895d"/>
    </style:style>
    <style:style style:name="T7" style:family="text">
      <style:text-properties officeooo:rsid="001084fa"/>
    </style:style>
    <style:style style:name="T8" style:family="text">
      <style:text-properties officeooo:rsid="00114bc2"/>
    </style:style>
    <style:style style:name="T9" style:family="text">
      <style:text-properties officeooo:rsid="0011dde3"/>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4</text:p>
      <text:p text:style-name="P1">Biplav Timalsina</text:p>
      <text:p text:style-name="P1"><text:a xlink:type="simple" xlink:href="mailto:btimalsina@nevada.unr.edu" text:style-name="Internet_20_link" text:visited-style-name="Visited_20_Internet_20_Link">btimalsina@nevada.unr.edu</text:a></text:p>
      <text:p text:style-name="P1"/>
      <text:p text:style-name="P1"/>
      <text:p text:style-name="P1"/>
      <text:p text:style-name="P9">For Burma 14: <text:span text:style-name="T8">(SWAP mutation, proportionate selection)</text:span></text:p>
      <text:p text:style-name="P1">Optimal Tour length: 30</text:p>
      <text:p text:style-name="P1">Closest Tour length: 30.87</text:p>
      <text:p text:style-name="P1">Tour:</text:p>
      <text:p text:style-name="P1"><draw:frame draw:style-name="fr1" draw:name="Object1" text:anchor-type="paragraph" svg:x="0.9602in" svg:y="0.0138in" svg:width="2.0161in" svg:height="0.1783in" draw:z-index="0"><draw:object xlink:href="./Object 1" xlink:type="simple" xlink:show="embed" xlink:actuate="onLoad"/><draw:image xlink:href="./ObjectReplacements/Object 1" xlink:type="simple" xlink:show="embed" xlink:actuate="onLoad"/></draw:frame></text:p>
      <text:p text:style-name="P1"/>
      <text:p text:style-name="P1">Min Average Tour Length: 37</text:p>
      <text:p text:style-name="P1">Optimal Tour/Min Avg Tour length=80.41%</text:p>
      <text:p text:style-name="P1"/>
      <text:p text:style-name="P1">Maximum Tour Length=44.54</text:p>
      <text:p text:style-name="P1"/>
      <text:p text:style-name="P1"/>
      <text:p text:style-name="P1"/>
      <text:p text:style-name="P1">% of times, tour length was better than average tour lenght=52.7%</text:p>
      <text:p text:style-name="P1">% of times, tour length was within 90% of optimal tour lenght=11.1%</text:p>
      <text:p text:style-name="P1"/>
      <text:p text:style-name="P5">Average Convergence loop:243</text:p>
      <text:p text:style-name="P5"/>
      <text:p text:style-name="P12">Lessons: </text:p>
      <text:p text:style-name="P12">1) Increasing probability of mutation doesn’t significantly improve the chances of better children.</text:p>
      <text:p text:style-name="P13">2) Higher crossover probability seems to help to reach better results.</text:p>
      <text:p text:style-name="P13">3) <text:span text:style-name="T9">Results are highly random, in that, with the change of random seed good results are achieved sometimes, while the same may not apply again. Affected by high degree of randomness.</text:span></text:p>
      <text:p text:style-name="P14">4) <text:span text:style-name="T1">Since I tried with a wide range of values of parameters values of pm, px, population size, the answer didn’t converge to the same optimal tour length many times. This experiment helped to see how the result varies for different combination of parameters.</text:span></text:p>
      <text:p text:style-name="P12"/>
      <text:p text:style-name="P1"/>
      <text:p text:style-name="P1"/>
      <text:p text:style-name="P8">Berlin52 Tour: <text:span text:style-name="T8">(SWAP mutation, (mu+lambda) selection-for all the tours after this)</text:span></text:p>
      <text:p text:style-name="P5">Optimal Tour length: 7542</text:p>
      <text:p text:style-name="P2">Closest Tour length: <text:span text:style-name="T2">8622</text:span></text:p>
      <text:p text:style-name="P2"/>
      <text:p text:style-name="P2"/>
      <text:p text:style-name="P2">Min Average Tour Length: <text:span text:style-name="T2">10247</text:span></text:p>
      <text:p text:style-name="P2">Optimal Tour/Min Avg Tour length=<text:span text:style-name="T2">73.6%</text:span></text:p>
      <text:p text:style-name="P2">Maximum Tour Length=<text:span text:style-name="T2">13520</text:span></text:p>
      <text:p text:style-name="P2"/>
      <text:p text:style-name="P2"/>
      <text:p text:style-name="P2">% of times, tour length was better than average tour lengt<text:span text:style-name="T2">h</text:span>=<text:span text:style-name="T3">60%</text:span></text:p>
      <text:p text:style-name="P2">% of times, tour length was within <text:span text:style-name="T3">8</text:span>0% of optimal tour lengt<text:span text:style-name="T2">h</text:span>=<text:span text:style-name="T3">16.67%</text:span></text:p>
      <text:p text:style-name="P2"/>
      <text:p text:style-name="P5"/>
      <text:p text:style-name="P5"><text:soft-page-break/></text:p>
      <text:p text:style-name="P13">1) If we use tournament selection, it converges really fast, and the results are worse compared to (mu+lambda) or this.</text:p>
      <text:p text:style-name="P1"/>
      <text:p text:style-name="P2"/>
      <text:p text:style-name="P8"><text:span text:style-name="T4">Eil51</text:span>Tour:</text:p>
      <text:p text:style-name="P5">Optimal Tour length: <text:span text:style-name="T5">426</text:span></text:p>
      <text:p text:style-name="P2">Closest Tour length: <text:span text:style-name="T5">511</text:span></text:p>
      <text:p text:style-name="P2"/>
      <text:p text:style-name="P2"/>
      <text:p text:style-name="P2"/>
      <text:p text:style-name="P2">Min Average Tour Length: <text:span text:style-name="T5">606.35</text:span></text:p>
      <text:p text:style-name="P2">Optimal Tour/Min Avg Tour length=</text:p>
      <text:p text:style-name="P2">Maximum Tour Length=<text:span text:style-name="T5">70.29%</text:span></text:p>
      <text:p text:style-name="P2"/>
      <text:p text:style-name="P2">Since I tried with a wide range of values of parameters values of pm, px, population size, the answer didn’t converge to the same optimal tour length many times.</text:p>
      <text:p text:style-name="P2"/>
      <text:p text:style-name="P2">% of times, tour length was better than average tour leng<text:span text:style-name="T5">th</text:span>=<text:span text:style-name="T6">50%</text:span></text:p>
      <text:p text:style-name="P2"/>
      <text:p text:style-name="P2"/>
      <text:p text:style-name="P5"/>
      <text:p text:style-name="P5"/>
      <text:p text:style-name="P5"/>
      <text:p text:style-name="P10">Eil76 Tour</text:p>
      <text:p text:style-name="P6">Optimal Tour length: <text:span text:style-name="T7">538</text:span></text:p>
      <text:p text:style-name="P3">Closest Tour length: <text:span text:style-name="T7">744</text:span></text:p>
      <text:p text:style-name="P3"/>
      <text:p text:style-name="P3"/>
      <text:p text:style-name="P3"/>
      <text:p text:style-name="P3">Min Average Tour Length: <text:span text:style-name="T7">953.93</text:span></text:p>
      <text:p text:style-name="P3">Optimal Tour/Min Avg Tour length=<text:span text:style-name="T7">56.45%</text:span></text:p>
      <text:p text:style-name="P3">Maximum Tour Length=<text:span text:style-name="T7">1313</text:span></text:p>
      <text:p text:style-name="P3"/>
      <text:p text:style-name="P3">Since I tried with a wide range of values of parameters values of pm, px, population size, the answer didn’t converge to the same optimal tour length many times.</text:p>
      <text:p text:style-name="P3"/>
      <text:p text:style-name="P3">% of times, tour length was better than average tour leng<text:span text:style-name="T5">th</text:span>=<text:span text:style-name="T7">56%</text:span></text:p>
      <text:p text:style-name="P6"/>
      <text:p text:style-name="P6"/>
      <text:p text:style-name="P11">Eil76 Tour</text:p>
      <text:p text:style-name="P7">Optimal Tour length: <text:span text:style-name="T7">538</text:span></text:p>
      <text:p text:style-name="P4">Closest Tour length: <text:span text:style-name="T7">744</text:span></text:p>
      <text:p text:style-name="P4"/>
      <text:p text:style-name="P4"/>
      <text:p text:style-name="P4"/>
      <text:p text:style-name="P4">Min Average Tour Length: <text:span text:style-name="T7">953.93</text:span></text:p>
      <text:p text:style-name="P4">Optimal Tour/Min Avg Tour length=<text:span text:style-name="T7">56.45%</text:span></text:p>
      <text:p text:style-name="P4">Maximum Tour Length=<text:span text:style-name="T7">1313</text:span></text:p>
      <text:p text:style-name="P4"><text:soft-page-break/></text:p>
      <text:p text:style-name="P4">Since I tried with a wide range of values of parameters values of pm, px, population size, the answer didn’t converge to the same optimal tour length many times.</text:p>
      <text:p text:style-name="P4"/>
      <text:p text:style-name="P4">% of times, tour length was better than average tour leng<text:span text:style-name="T5">th</text:span>=<text:span text:style-name="T7">56%</text:span></text:p>
      <text:p text:style-name="P4"/>
      <text:p text:style-name="P4"/>
      <text:p text:style-name="P4"/>
      <text:p text:style-name="P15">lin318 tour:</text:p>
      <text:p text:style-name="P15">Very random and worse result</text:p>
      <text:p text:style-name="P16">Didn’t perform many simulations</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1T13:28:18.390015133</meta:creation-date>
    <dc:date>2017-10-11T14:15:13.950132362</dc:date>
    <meta:editing-duration>PT36M33S</meta:editing-duration>
    <meta:editing-cycles>19</meta:editing-cycles>
    <meta:generator>LibreOffice/5.1.6.2$Linux_X86_64 LibreOffice_project/10m0$Build-2</meta:generator>
    <meta:document-statistic meta:table-count="0" meta:image-count="0" meta:object-count="1" meta:page-count="3" meta:paragraph-count="54" meta:word-count="434" meta:character-count="2698" meta:non-whitespace-character-count="231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45.1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number-columns-repeated="6" table:default-cell-style-name="Default"/>
        <table:table-column table:style-name="co2" table:default-cell-style-name="Default"/>
        <table:table-row table:style-name="ro1">
          <table:table-cell table:number-columns-repeated="7"/>
        </table:table-row>
        <table:table-row table:style-name="ro1">
          <table:table-cell table:number-columns-repeated="6"/>
          <table:table-cell office:value-type="string" calcext:value-type="string">
            <text:p>8,9,0,1,13,2,3,4,5,11,6,12,7,1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1">00/00/0000</text:date>, <text:time style:data-style-name="N2" text:time-value="13:29:34.139843938">00:00:00</text:time></text:p>
        </style:region-right>
      </style:header>
      <style:header-left style:display="false"/>
      <style:footer>
        <text:p>Page <text:page-number>1</text:page-number> / <text:page-count>99</text:page-count></text:p>
      </style:footer>
      <style:footer-left style:display="false"/>
    </style:master-page>
  </office:master-styles>
</office:document-styles>
</file>